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>
            <draw:frame draw:z-index="1" draw:id="id0" draw:style-name="a0" draw:name="Диаграмма 1" svg:x="0.2169in" svg:y="0in" svg:width="8.32373in" svg:height="5.565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1">
            <draw:frame draw:z-index="2" draw:id="id1" draw:style-name="a1" draw:name="Диаграмма 2" svg:x="0.54934in" svg:y="0.08292in" svg:width="8.32373in" svg:height="5.5653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float" office:value="30000" table:style-name="ce1">
            <text:p>3000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float" office:value="40000" table:style-name="ce1">
            <text:p>4000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float" office:value="50000" table:style-name="ce1">
            <text:p>5000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float" office:value="100000" table:style-name="ce1">
            <text:p>10000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float" office:value="1000000" table:style-name="ce1">
            <text:p>1000000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2">
          <table:table-cell office:value-type="float" office:value="10000000" table:style-name="ce1">
            <text:p>10000000</text:p>
          </table:table-cell>
          <table:table-cell office:value-type="float" office:value="561" table:style-name="ce1">
            <text:p>561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михаил банкузов</dc:creator>
    <meta:creation-date>2024-02-06T15:22:38Z</meta:creation-date>
    <dc:date>2024-02-24T12:12:37Z</dc:date>
    <meta:editing-cycles>5</meta:editing-cycles>
    <meta:editing-duration>PT81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exponential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00.7051968503937pt" svg:width="599.3084251968504pt" chart:style-name="Crt0">
        <chart:plot-area svg:x="25.61740157480315pt" svg:y="10.31740157480315pt" svg:width="469.664094488189pt" svg:height="370.858740157480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A$1:.$A$15"/>
          </chart:axis>
          <chart:series chart:values-cell-range-address="Лист1.$B$1:.$B$15" chart:class="chart:line" chart:attached-axis="primary-y" chart:style-name="G0S0"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exponential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00.7051968503937pt" svg:width="599.3084251968504pt" chart:style-name="Crt0">
        <chart:plot-area svg:x="25.61740157480315pt" svg:y="10.31740157480315pt" svg:width="469.664094488189pt" svg:height="370.858740157480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A$27:.$A$34"/>
          </chart:axis>
          <chart:series chart:values-cell-range-address="Лист1.$B$27:.$B$34" chart:class="chart:line" chart:attached-axis="primary-y" chart:style-name="G0S0"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